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 table:number-rows-repeated="10477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17:46:3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1T17:55:55.910000000</dc:date>
    <meta:editing-duration>P9DT21H22M59S</meta:editing-duration>
    <meta:editing-cycles>2775</meta:editing-cycles>
    <meta:generator>LibreOffice/24.8.5.2$Windows_X86_64 LibreOffice_project/fddf2685c70b461e7832239a0162a77216259f22</meta:generator>
    <meta:document-statistic meta:table-count="1" meta:cell-count="2827" meta:object-count="0"/>
  </office:meta>
</office:document-meta>
</file>